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50%" fo:text-align="justify" style:justify-single-word="false"/>
      <style:text-properties officeooo:rsid="000dcf0e" officeooo:paragraph-rsid="000dcf0e"/>
    </style:style>
    <style:style style:name="P2" style:family="paragraph" style:parent-style-name="Standard">
      <style:paragraph-properties fo:line-height="150%" fo:text-align="justify" style:justify-single-word="false"/>
    </style:style>
    <style:style style:name="T1" style:family="text">
      <style:text-properties officeooo:rsid="000f575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o para Comportamento Motor</text:p>
      <text:p text:style-name="P2"/>
      <text:p text:style-name="P2">A integração da análise da locomoção <text:span text:style-name="T1">no</text:span> comportamento motor desempenha um papel indispensável em várias áreas, abrangendo desde a promoção da saúde até a maximização do desempenho humano em diferentes contextos. Este vínculo estratégico fornece <text:span text:style-name="T2">insights</text:span> valiosos que beneficiam campos tão diversos quanto a medicina, a reabilitação, <text:span text:style-name="T1">educação física</text:span> e a tecnologia aplicada.</text:p>
      <text:p text:style-name="P2"/>
      <text:p text:style-name="P2">No contexto da promoção da saúde, a análise da locomoção pode ser instrumental na identificação precoce de padrões de movimento anormais que podem indicar problemas musculoesqueléticos, lesões ou condições médicas. Essa abordagem preventiva permite intervenções eficazes e personalizadas para melhorar a qualidade de vida e evitar complicações futuras.</text:p>
      <text:p text:style-name="P2"/>
      <text:p text:style-name="P2">Na área da reabilitação, a análise detalhada da locomoção auxilia profissionais de saúde, como fisioterapeutas, na avaliação precisa do progresso do paciente. Ao compreender as alterações nos padrões de movimento, os especialistas podem adaptar os protocolos de tratamento para melhorar a eficácia da recuperação e reintegrar os indivíduos às atividades diárias.</text:p>
      <text:p text:style-name="P2"/>
      <text:p text:style-name="P2">Quando aplicada à pesquisa esportiva, essa abordagem revela nuances cruciais na técnica de atletas, ajudando a refinar estratégias de treinamento, prevenir lesões e maximizar o desempenho esportivo. A análise da locomoção fornece uma base objetiva para aprimorar a biomecânica e otimizar o treinamento, contribuindo para o desenvolvimento de estratégias mais eficientes e personalizadas.</text:p>
      <text:p text:style-name="P2"/>
      <text:p text:style-name="P2">A evolução constante desses campos é impulsionada pelo avanço tecnológico. A integração de sensores de movimento e análises computacionais oferece uma compreensão mais profunda e precisa do movimento humano. Essas tecnologias avançadas permitem a coleta de dados em tempo real, a análise quantitativa de parâmetros específicos e a criação de modelos tridimensionais, proporcionando uma visão holística e detalhada do comportamento motor e da locomoção.</text:p>
      <text:p text:style-name="P2"/>
      <text:p text:style-name="P2">Assim, <text:span text:style-name="T1">a utilização da</text:span> análise da locomoção <text:span text:style-name="T1">no</text:span> <text:span text:style-name="T1">C</text:span>omportamento <text:span text:style-name="T1">M</text:span>otor não apenas molda as práticas clínicas e esportivas, mas também impulsiona o desenvolvimento de soluções inovadoras, promovendo uma abordagem mais precisa, personalizada e eficaz para a saúde e o desempenho human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08:15:15.525257085</meta:creation-date>
    <dc:date>2024-01-22T08:18:20.210788198</dc:date>
    <meta:editing-duration>PT3M5S</meta:editing-duration>
    <meta:editing-cycles>2</meta:editing-cycles>
    <meta:generator>LibreOffice/7.4.7.2$Linux_X86_64 LibreOffice_project/40$Build-2</meta:generator>
    <meta:document-statistic meta:table-count="0" meta:image-count="0" meta:object-count="0" meta:page-count="1" meta:paragraph-count="7" meta:word-count="314" meta:character-count="2237" meta:non-whitespace-character-count="1930"/>
  </office:meta>
</office:document-meta>
</file>